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color="#ff0000"/>
    </style:style>
    <style:style style:name="ce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DEXSeq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McNemar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 office:value-type="float" office:value="6194" calcext:value-type="float">
            <text:p>6194</text:p>
          </table:table-cell>
          <table:table-cell/>
          <table:table-cell office:value-type="string" calcext:value-type="string">
            <text:p>all-2/3</text:p>
          </table:table-cell>
          <table:table-cell table:style-name="ce1" office:value-type="float" office:value="5.13319837237647E-182" calcext:value-type="float">
            <text:p>5.13E-182</text:p>
          </table:table-cell>
          <table:table-cell table:style-name="ce1" office:value-type="float" office:value="6.54173196524453E-277" calcext:value-type="float">
            <text:p>6.54E-277</text:p>
          </table:table-cell>
          <table:table-cell table:style-name="ce1" office:value-type="float" office:value="6.05720026034378E-135" calcext:value-type="float">
            <text:p>6.06E-1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4443" calcext:value-type="float">
            <text:p>4443</text:p>
          </table:table-cell>
          <table:table-cell office:value-type="float" office:value="4097" calcext:value-type="float">
            <text:p>4097</text:p>
          </table:table-cell>
          <table:table-cell office:value-type="float" office:value="4815" calcext:value-type="float">
            <text:p>4815</text:p>
          </table:table-cell>
          <table:table-cell/>
          <table:table-cell office:value-type="string" calcext:value-type="string">
            <text:p>2/3-1/3</text:p>
          </table:table-cell>
          <table:table-cell table:style-name="ce1" office:value-type="float" office:value="2.17073679198773E-102" calcext:value-type="float">
            <text:p>2.17E-102</text:p>
          </table:table-cell>
          <table:table-cell table:style-name="ce1" office:value-type="float" office:value="3.10026994935276E-212" calcext:value-type="float">
            <text:p>3.10E-212</text:p>
          </table:table-cell>
          <table:table-cell table:style-name="ce1" office:value-type="float" office:value="2.46478221392378E-048" calcext:value-type="float">
            <text:p>2.46E-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3</text:p>
          </table:table-cell>
          <table:table-cell office:value-type="float" office:value="6149" calcext:value-type="float">
            <text:p>6149</text:p>
          </table:table-cell>
          <table:table-cell office:value-type="float" office:value="2552" calcext:value-type="float">
            <text:p>2552</text:p>
          </table:table-cell>
          <table:table-cell office:value-type="float" office:value="4185" calcext:value-type="float">
            <text:p>4185</text:p>
          </table:table-cell>
          <table:table-cell/>
          <table:table-cell office:value-type="string" calcext:value-type="string">
            <text:p>1/3-all</text:p>
          </table:table-cell>
          <table:table-cell table:style-name="ce2" office:value-type="float" office:value="0.719227969053599" calcext:value-type="float">
            <text:p>0.71922796905359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67954636018883E-235" calcext:value-type="float">
            <text:p>1.68E-235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edgeR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McNemar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 office:value-type="float" office:value="1657" calcext:value-type="float">
            <text:p>1657</text:p>
          </table:table-cell>
          <table:table-cell/>
          <table:table-cell office:value-type="string" calcext:value-type="string">
            <text:p>all-2/3</text:p>
          </table:table-cell>
          <table:table-cell table:style-name="ce1" office:value-type="float" office:value="1.45710566413709E-195" calcext:value-type="float">
            <text:p>1.46E-195</text:p>
          </table:table-cell>
          <table:table-cell table:style-name="ce1" office:value-type="float" office:value="9.80550242197964E-075" calcext:value-type="float">
            <text:p>9.81E-75</text:p>
          </table:table-cell>
          <table:table-cell table:style-name="ce1" office:value-type="float" office:value="3.5094647380143E-063" calcext:value-type="float">
            <text:p>3.51E-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942" calcext:value-type="float">
            <text:p>942</text:p>
          </table:table-cell>
          <table:table-cell office:value-type="float" office:value="1106" calcext:value-type="float">
            <text:p>1106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string" calcext:value-type="string">
            <text:p>2/3-1/3</text:p>
          </table:table-cell>
          <table:table-cell table:style-name="ce1" office:value-type="float" office:value="1.3168553277299E-146" calcext:value-type="float">
            <text:p>1.32E-146</text:p>
          </table:table-cell>
          <table:table-cell table:style-name="ce1" office:value-type="float" office:value="6.17854367222445E-054" calcext:value-type="float">
            <text:p>6.18E-54</text:p>
          </table:table-cell>
          <table:table-cell table:style-name="ce1" office:value-type="float" office:value="0.000000000003472789" calcext:value-type="float">
            <text:p>3.47E-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3</text:p>
          </table:table-cell>
          <table:table-cell office:value-type="float" office:value="353" calcext:value-type="float">
            <text:p>353</text:p>
          </table:table-cell>
          <table:table-cell office:value-type="float" office:value="733" calcext:value-type="float">
            <text:p>733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>1/3-all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.07666207311175E-144" calcext:value-type="float">
            <text:p>6.08E-144</text:p>
          </table:table-cell>
          <table:table-cell table:style-name="ce1" office:value-type="float" office:value="3.67255321889401E-079" calcext:value-type="float">
            <text:p>3.67E-79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rMATS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McNemar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 office:value-type="float" office:value="297" calcext:value-type="float">
            <text:p>297</text:p>
          </table:table-cell>
          <table:table-cell/>
          <table:table-cell office:value-type="string" calcext:value-type="string">
            <text:p>all-2/3</text:p>
          </table:table-cell>
          <table:table-cell table:style-name="ce1" office:value-type="float" office:value="0.00000062308475121042" calcext:value-type="float">
            <text:p>6.23E-07</text:p>
          </table:table-cell>
          <table:table-cell table:style-name="ce2" office:value-type="float" office:value="0.0264307502746617" calcext:value-type="float">
            <text:p>0.0264307502746617</text:p>
          </table:table-cell>
          <table:table-cell table:style-name="ce2" office:value-type="float" office:value="0.0639451188338208" calcext:value-type="float">
            <text:p>0.06394511883382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2/3-1/3</text:p>
          </table:table-cell>
          <table:table-cell office:value-type="float" office:value="0.00276099906677111" calcext:value-type="float">
            <text:p>0.00276099906677111</text:p>
          </table:table-cell>
          <table:table-cell table:style-name="ce1" office:value-type="float" office:value="0.0000298084531780056" calcext:value-type="float">
            <text:p>2.98E-05</text:p>
          </table:table-cell>
          <table:table-cell table:style-name="ce1" office:value-type="float" office:value="0.0000704242835278327" calcext:value-type="float">
            <text:p>7.04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3</text:p>
          </table:table-cell>
          <table:table-cell office:value-type="float" office:value="212" calcext:value-type="float">
            <text:p>212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1/3-all</text:p>
          </table:table-cell>
          <table:table-cell table:style-name="ce1" office:value-type="float" office:value="0.00000000000001028054" calcext:value-type="float">
            <text:p>1.03E-14</text:p>
          </table:table-cell>
          <table:table-cell table:style-name="ce1" office:value-type="float" office:value="0.0000000003636831633" calcext:value-type="float">
            <text:p>3.64E-10</text:p>
          </table:table-cell>
          <table:table-cell table:style-name="ce1" office:value-type="float" office:value="0.00000003354114324047" calcext:value-type="float">
            <text:p>3.35E-08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SUPPA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McNemar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length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3" office:value-type="float" office:value="687" calcext:value-type="float">
            <text:p>687</text:p>
          </table:table-cell>
          <table:table-cell/>
          <table:table-cell office:value-type="string" calcext:value-type="string">
            <text:p>all-2/3</text:p>
          </table:table-cell>
          <table:table-cell table:style-name="ce1" office:value-type="float" office:value="0.00000000001126961393" calcext:value-type="float">
            <text:p>1.13E-11</text:p>
          </table:table-cell>
          <table:table-cell table:style-name="ce1" office:value-type="float" office:value="2.58630497953307E-017" calcext:value-type="float">
            <text:p>2.59E-17</text:p>
          </table:table-cell>
          <table:table-cell table:style-name="ce1" office:value-type="float" office:value="0.00000000000485039309" calcext:value-type="float">
            <text:p>4.85E-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/3</text:p>
          </table:table-cell>
          <table:table-cell office:value-type="float" office:value="795" calcext:value-type="float">
            <text:p>795</text:p>
          </table:table-cell>
          <table:table-cell office:value-type="float" office:value="557" calcext:value-type="float">
            <text:p>557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2/3-1/3</text:p>
          </table:table-cell>
          <table:table-cell table:style-name="ce1" office:value-type="float" office:value="1.09746281838465E-018" calcext:value-type="float">
            <text:p>1.10E-18</text:p>
          </table:table-cell>
          <table:table-cell table:style-name="ce1" office:value-type="float" office:value="1.01367307127896E-024" calcext:value-type="float">
            <text:p>1.01E-24</text:p>
          </table:table-cell>
          <table:table-cell table:style-name="ce1" office:value-type="float" office:value="2.78027558497935E-035" calcext:value-type="float">
            <text:p>2.78E-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3</text:p>
          </table:table-cell>
          <table:table-cell office:value-type="float" office:value="1010" calcext:value-type="float">
            <text:p>1010</text:p>
          </table:table-cell>
          <table:table-cell office:value-type="float" office:value="414" calcext:value-type="float">
            <text:p>414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1/3-all</text:p>
          </table:table-cell>
          <table:table-cell table:style-name="ce1" office:value-type="float" office:value="1.18576187303396E-047" calcext:value-type="float">
            <text:p>1.19E-47</text:p>
          </table:table-cell>
          <table:table-cell table:style-name="ce1" office:value-type="float" office:value="2.23199792365995E-049" calcext:value-type="float">
            <text:p>2.23E-49</text:p>
          </table:table-cell>
          <table:table-cell table:style-name="ce1" office:value-type="float" office:value="5.83011681896524E-055" calcext:value-type="float">
            <text:p>5.83E-55</text:p>
          </table:table-cell>
          <table:table-cell table:number-columns-repeated="20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DEXSeq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Chi-squar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6194" calcext:value-type="float">
            <text:p>6194</text:p>
          </table:table-cell>
          <table:table-cell table:number-columns-repeated="2"/>
          <table:table-cell office:value-type="string" calcext:value-type="string">
            <text:p>all-2/3</text:p>
          </table:table-cell>
          <table:table-cell table:formula="of:=COM.MICROSOFT.CHISQ.TEST([.J22:.K23];[.N22:.O23])" office:value-type="float" office:value="6.21245494324314E-089" calcext:value-type="float">
            <text:p>6.21245494324314E-89</text:p>
          </table:table-cell>
          <table:table-cell table:formula="of:=COM.MICROSOFT.CHISQ.TEST([.J42:.K43];[.N42:.O43])" office:value-type="float" office:value="3.29466305385592E-096" calcext:value-type="float">
            <text:p>3.29466305385592E-96</text:p>
          </table:table-cell>
          <table:table-cell/>
          <table:table-cell office:value-type="float" office:value="4183" calcext:value-type="float">
            <text:p>4183</text:p>
          </table:table-cell>
          <table:table-cell table:formula="of:=[.L22]-[.J22]" office:value-type="float" office:value="202407" calcext:value-type="float">
            <text:p>202407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L22]*[.J24]/[.L24]" office:value-type="float" office:value="5188.5" calcext:value-type="float">
            <text:p>5188.5</text:p>
          </table:table-cell>
          <table:table-cell table:formula="of:=[.L22]*[.K24]/[.L24]" office:value-type="float" office:value="201401.5" calcext:value-type="float">
            <text:p>201401.5</text:p>
          </table:table-cell>
          <table:table-cell/>
          <table:table-cell office:value-type="float" office:value="4029" calcext:value-type="float">
            <text:p>4029</text:p>
          </table:table-cell>
          <table:table-cell table:formula="of:=[.S22]-[.Q22]" office:value-type="float" office:value="202561" calcext:value-type="float">
            <text:p>202561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S22]*[.Q24]/[.S24]" office:value-type="float" office:value="4106" calcext:value-type="float">
            <text:p>4106</text:p>
          </table:table-cell>
          <table:table-cell table:formula="of:=[.S22]*[.R24]/[.S24]" office:value-type="float" office:value="202484" calcext:value-type="float">
            <text:p>202484</text:p>
          </table:table-cell>
          <table:table-cell/>
          <table:table-cell office:value-type="float" office:value="4029" calcext:value-type="float">
            <text:p>4029</text:p>
          </table:table-cell>
          <table:table-cell table:formula="of:=[.Z22]-[.X22]" office:value-type="float" office:value="202561" calcext:value-type="float">
            <text:p>202561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Z22]*[.X24]/[.Z24]" office:value-type="float" office:value="5111.5" calcext:value-type="float">
            <text:p>5111.5</text:p>
          </table:table-cell>
          <table:table-cell table:formula="of:=[.Z22]*[.Y24]/[.Z24]" office:value-type="float" office:value="201478.5" calcext:value-type="float">
            <text:p>201478.5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table:formula="of:=ROUND((4845+4257+3622+3825+4658+3893)/6)" office:value-type="float" office:value="4183" calcext:value-type="float">
            <text:p>4183</text:p>
          </table:table-cell>
          <table:table-cell table:formula="of:=ROUND((4059+4109+4167+4094+4097+4122)/6)" office:value-type="float" office:value="4108" calcext:value-type="float">
            <text:p>4108</text:p>
          </table:table-cell>
          <table:table-cell table:number-columns-repeated="2"/>
          <table:table-cell office:value-type="string" calcext:value-type="string">
            <text:p>2/3-1/3</text:p>
          </table:table-cell>
          <table:table-cell table:style-name="ce2" table:formula="of:=COM.MICROSOFT.CHISQ.TEST([.Q22:.R23];[.U22:.V23])" office:value-type="float" office:value="0.0860620866010421" calcext:value-type="float">
            <text:p>0.0860620866010421</text:p>
          </table:table-cell>
          <table:table-cell table:style-name="ce5" table:formula="of:=COM.MICROSOFT.CHISQ.TEST([.Q42:.R43];[.U42:.V43])" office:value-type="float" office:value="5.56445571281347E-099" calcext:value-type="float">
            <text:p>5.56445571281347E-99</text:p>
          </table:table-cell>
          <table:table-cell/>
          <table:table-cell office:value-type="float" office:value="6194" calcext:value-type="float">
            <text:p>6194</text:p>
          </table:table-cell>
          <table:table-cell table:formula="of:=[.L23]-[.J23]" office:value-type="float" office:value="200396" calcext:value-type="float">
            <text:p>200396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L23]*[.J24]/[.L24]" office:value-type="float" office:value="5188.5" calcext:value-type="float">
            <text:p>5188.5</text:p>
          </table:table-cell>
          <table:table-cell table:formula="of:=[.L23]*[.K24]/[.L24]" office:value-type="float" office:value="201401.5" calcext:value-type="float">
            <text:p>201401.5</text:p>
          </table:table-cell>
          <table:table-cell/>
          <table:table-cell office:value-type="float" office:value="4183" calcext:value-type="float">
            <text:p>4183</text:p>
          </table:table-cell>
          <table:table-cell table:formula="of:=[.S23]-[.Q23]" office:value-type="float" office:value="202407" calcext:value-type="float">
            <text:p>202407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S23]*[.Q24]/[.S24]" office:value-type="float" office:value="4106" calcext:value-type="float">
            <text:p>4106</text:p>
          </table:table-cell>
          <table:table-cell table:formula="of:=[.S23]*[.R24]/[.S24]" office:value-type="float" office:value="202484" calcext:value-type="float">
            <text:p>202484</text:p>
          </table:table-cell>
          <table:table-cell/>
          <table:table-cell office:value-type="float" office:value="6194" calcext:value-type="float">
            <text:p>6194</text:p>
          </table:table-cell>
          <table:table-cell table:formula="of:=[.Z23]-[.X23]" office:value-type="float" office:value="200396" calcext:value-type="float">
            <text:p>200396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Z23]*[.X24]/[.Z24]" office:value-type="float" office:value="5111.5" calcext:value-type="float">
            <text:p>5111.5</text:p>
          </table:table-cell>
          <table:table-cell table:formula="of:=[.Z23]*[.Y24]/[.Z24]" office:value-type="float" office:value="201478.5" calcext:value-type="float">
            <text:p>201478.5</text:p>
          </table:table-cell>
        </table:table-row>
        <table:table-row table:style-name="ro1">
          <table:table-cell office:value-type="string" calcext:value-type="string">
            <text:p>1/3</text:p>
          </table:table-cell>
          <table:table-cell table:formula="of:=ROUND((6629+3245+4034+2855+3115+4295)/6)" office:value-type="float" office:value="4029" calcext:value-type="float">
            <text:p>4029</text:p>
          </table:table-cell>
          <table:table-cell table:formula="of:=ROUND((2552+2406+2488+2411+2467+2518)/6)" office:value-type="float" office:value="2474" calcext:value-type="float">
            <text:p>2474</text:p>
          </table:table-cell>
          <table:table-cell table:number-columns-repeated="2"/>
          <table:table-cell office:value-type="string" calcext:value-type="string">
            <text:p>1/3-all</text:p>
          </table:table-cell>
          <table:table-cell table:formula="of:=COM.MICROSOFT.CHISQ.TEST([.X22:.Y23];[.AB22:.AC23])" office:value-type="float" office:value="3.00237662448946E-104" calcext:value-type="float">
            <text:p>3.00237662448946E-104</text:p>
          </table:table-cell>
          <table:table-cell table:formula="of:=COM.MICROSOFT.CHISQ.TEST([.X42:.Y43];[.AB42:.AC43])" office:value-type="float" office:value="0" calcext:value-type="float">
            <text:p>0</text:p>
          </table:table-cell>
          <table:table-cell/>
          <table:table-cell table:formula="of:=[.J22]+[.J23]" office:value-type="float" office:value="10377" calcext:value-type="float">
            <text:p>10377</text:p>
          </table:table-cell>
          <table:table-cell table:formula="of:=[.K22]+[.K23]" office:value-type="float" office:value="402803" calcext:value-type="float">
            <text:p>402803</text:p>
          </table:table-cell>
          <table:table-cell table:formula="of:=[.J24]+[.K24]" office:value-type="float" office:value="413180" calcext:value-type="float">
            <text:p>413180</text:p>
          </table:table-cell>
          <table:table-cell table:number-columns-repeated="4"/>
          <table:table-cell table:formula="of:=[.Q22]+[.Q23]" office:value-type="float" office:value="8212" calcext:value-type="float">
            <text:p>8212</text:p>
          </table:table-cell>
          <table:table-cell table:formula="of:=[.R22]+[.R23]" office:value-type="float" office:value="404968" calcext:value-type="float">
            <text:p>404968</text:p>
          </table:table-cell>
          <table:table-cell table:formula="of:=[.Q24]+[.R24]" office:value-type="float" office:value="413180" calcext:value-type="float">
            <text:p>413180</text:p>
          </table:table-cell>
          <table:table-cell table:number-columns-repeated="4"/>
          <table:table-cell table:formula="of:=[.X22]+[.X23]" office:value-type="float" office:value="10223" calcext:value-type="float">
            <text:p>10223</text:p>
          </table:table-cell>
          <table:table-cell table:formula="of:=[.Y22]+[.Y23]" office:value-type="float" office:value="402957" calcext:value-type="float">
            <text:p>402957</text:p>
          </table:table-cell>
          <table:table-cell table:formula="of:=[.X24]+[.Y24]" office:value-type="float" office:value="413180" calcext:value-type="float">
            <text:p>413180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edgeR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Chi-squar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1657" calcext:value-type="float">
            <text:p>1657</text:p>
          </table:table-cell>
          <table:table-cell table:number-columns-repeated="2"/>
          <table:table-cell office:value-type="string" calcext:value-type="string">
            <text:p>all-2/3</text:p>
          </table:table-cell>
          <table:table-cell table:formula="of:=COM.MICROSOFT.CHISQ.TEST([.J27:.K28];[.N27:.O28])" office:value-type="float" office:value="1.54177055784977E-030" calcext:value-type="float">
            <text:p>1.54177055784977E-30</text:p>
          </table:table-cell>
          <table:table-cell table:formula="of:=COM.MICROSOFT.CHISQ.TEST([.J47:.K48];[.N47:.O48])" office:value-type="float" office:value="1.25611237824297E-026" calcext:value-type="float">
            <text:p>1.25611237824297E-26</text:p>
          </table:table-cell>
          <table:table-cell/>
          <table:table-cell office:value-type="float" office:value="1061" calcext:value-type="float">
            <text:p>1061</text:p>
          </table:table-cell>
          <table:table-cell table:formula="of:=[.L27]-[.J27]" office:value-type="float" office:value="142360" calcext:value-type="float">
            <text:p>142360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L27]*[.J29]/[.L29]" office:value-type="float" office:value="1359" calcext:value-type="float">
            <text:p>1359</text:p>
          </table:table-cell>
          <table:table-cell table:formula="of:=[.L27]*[.K29]/[.L29]" office:value-type="float" office:value="142062" calcext:value-type="float">
            <text:p>142062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S27]-[.Q27]" office:value-type="float" office:value="143086" calcext:value-type="float">
            <text:p>143086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S27]*[.Q29]/[.S29]" office:value-type="float" office:value="698" calcext:value-type="float">
            <text:p>698</text:p>
          </table:table-cell>
          <table:table-cell table:formula="of:=[.S27]*[.R29]/[.S29]" office:value-type="float" office:value="142723" calcext:value-type="float">
            <text:p>142723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Z27]-[.X27]" office:value-type="float" office:value="143086" calcext:value-type="float">
            <text:p>143086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Z27]*[.X29]/[.Z29]" office:value-type="float" office:value="996" calcext:value-type="float">
            <text:p>996</text:p>
          </table:table-cell>
          <table:table-cell table:formula="of:=[.Z27]*[.Y29]/[.Z29]" office:value-type="float" office:value="142425" calcext:value-type="float">
            <text:p>142425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table:formula="of:=ROUND((1278+1261+885+810+1152+982)/6)" office:value-type="float" office:value="1061" calcext:value-type="float">
            <text:p>1061</text:p>
          </table:table-cell>
          <table:table-cell table:formula="of:=ROUND((1106+1115+1087+1122+1094+1068)/6)" office:value-type="float" office:value="1099" calcext:value-type="float">
            <text:p>1099</text:p>
          </table:table-cell>
          <table:table-cell table:number-columns-repeated="2"/>
          <table:table-cell office:value-type="string" calcext:value-type="string">
            <text:p>2/3-1/3</text:p>
          </table:table-cell>
          <table:table-cell table:formula="of:=COM.MICROSOFT.CHISQ.TEST([.Q27:.R28];[.U27:.V28])" office:value-type="float" office:value="1.67427374593383E-084" calcext:value-type="float">
            <text:p>1.67427374593383E-84</text:p>
          </table:table-cell>
          <table:table-cell table:style-name="ce5" table:formula="of:=COM.MICROSOFT.CHISQ.TEST([.Q47:.R48];[.U47:.V48])" office:value-type="float" office:value="9.31105834881184E-020" calcext:value-type="float">
            <text:p>9.31105834881184E-20</text:p>
          </table:table-cell>
          <table:table-cell/>
          <table:table-cell office:value-type="float" office:value="1657" calcext:value-type="float">
            <text:p>1657</text:p>
          </table:table-cell>
          <table:table-cell table:formula="of:=[.L28]-[.J28]" office:value-type="float" office:value="141764" calcext:value-type="float">
            <text:p>141764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L28]*[.J29]/[.L29]" office:value-type="float" office:value="1359" calcext:value-type="float">
            <text:p>1359</text:p>
          </table:table-cell>
          <table:table-cell table:formula="of:=[.L28]*[.K29]/[.L29]" office:value-type="float" office:value="142062" calcext:value-type="float">
            <text:p>142062</text:p>
          </table:table-cell>
          <table:table-cell/>
          <table:table-cell office:value-type="float" office:value="1061" calcext:value-type="float">
            <text:p>1061</text:p>
          </table:table-cell>
          <table:table-cell table:formula="of:=[.S28]-[.Q28]" office:value-type="float" office:value="142360" calcext:value-type="float">
            <text:p>142360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S28]*[.Q29]/[.S29]" office:value-type="float" office:value="698" calcext:value-type="float">
            <text:p>698</text:p>
          </table:table-cell>
          <table:table-cell table:formula="of:=[.S28]*[.R29]/[.S29]" office:value-type="float" office:value="142723" calcext:value-type="float">
            <text:p>142723</text:p>
          </table:table-cell>
          <table:table-cell/>
          <table:table-cell office:value-type="float" office:value="1657" calcext:value-type="float">
            <text:p>1657</text:p>
          </table:table-cell>
          <table:table-cell table:formula="of:=[.Z28]-[.X28]" office:value-type="float" office:value="141764" calcext:value-type="float">
            <text:p>141764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Z28]*[.X29]/[.Z29]" office:value-type="float" office:value="996" calcext:value-type="float">
            <text:p>996</text:p>
          </table:table-cell>
          <table:table-cell table:formula="of:=[.Z28]*[.Y29]/[.Z29]" office:value-type="float" office:value="142425" calcext:value-type="float">
            <text:p>142425</text:p>
          </table:table-cell>
        </table:table-row>
        <table:table-row table:style-name="ro1">
          <table:table-cell office:value-type="string" calcext:value-type="string">
            <text:p>1/3</text:p>
          </table:table-cell>
          <table:table-cell table:formula="of:=ROUND((209+275+199+251+610+468)/6)" office:value-type="float" office:value="335" calcext:value-type="float">
            <text:p>335</text:p>
          </table:table-cell>
          <table:table-cell table:formula="of:=ROUND((733+702+686+707+744+705)/6)" office:value-type="float" office:value="713" calcext:value-type="float">
            <text:p>713</text:p>
          </table:table-cell>
          <table:table-cell table:number-columns-repeated="2"/>
          <table:table-cell office:value-type="string" calcext:value-type="string">
            <text:p>1/3-all</text:p>
          </table:table-cell>
          <table:table-cell table:formula="of:=COM.MICROSOFT.CHISQ.TEST([.X27:.Y28];[.AB27:.AC28])" office:value-type="float" office:value="3.8160661960595E-194" calcext:value-type="float">
            <text:p>3.8160661960595E-194</text:p>
          </table:table-cell>
          <table:table-cell table:formula="of:=COM.MICROSOFT.CHISQ.TEST([.X47:.Y48];[.AB47:.AC48])" office:value-type="float" office:value="1.91575227590082E-084" calcext:value-type="float">
            <text:p>1.91575227590082E-84</text:p>
          </table:table-cell>
          <table:table-cell/>
          <table:table-cell table:formula="of:=[.J27]+[.J28]" office:value-type="float" office:value="2718" calcext:value-type="float">
            <text:p>2718</text:p>
          </table:table-cell>
          <table:table-cell table:formula="of:=[.K27]+[.K28]" office:value-type="float" office:value="284124" calcext:value-type="float">
            <text:p>284124</text:p>
          </table:table-cell>
          <table:table-cell table:formula="of:=[.J29]+[.K29]" office:value-type="float" office:value="286842" calcext:value-type="float">
            <text:p>286842</text:p>
          </table:table-cell>
          <table:table-cell table:number-columns-repeated="4"/>
          <table:table-cell table:formula="of:=[.Q27]+[.Q28]" office:value-type="float" office:value="1396" calcext:value-type="float">
            <text:p>1396</text:p>
          </table:table-cell>
          <table:table-cell table:formula="of:=[.R27]+[.R28]" office:value-type="float" office:value="285446" calcext:value-type="float">
            <text:p>285446</text:p>
          </table:table-cell>
          <table:table-cell table:formula="of:=[.Q29]+[.R29]" office:value-type="float" office:value="286842" calcext:value-type="float">
            <text:p>286842</text:p>
          </table:table-cell>
          <table:table-cell table:number-columns-repeated="4"/>
          <table:table-cell table:formula="of:=[.X27]+[.X28]" office:value-type="float" office:value="1992" calcext:value-type="float">
            <text:p>1992</text:p>
          </table:table-cell>
          <table:table-cell table:formula="of:=[.Y27]+[.Y28]" office:value-type="float" office:value="284850" calcext:value-type="float">
            <text:p>284850</text:p>
          </table:table-cell>
          <table:table-cell table:formula="of:=[.X29]+[.Y29]" office:value-type="float" office:value="286842" calcext:value-type="float">
            <text:p>286842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rMATS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Chi-squar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all-2/3</text:p>
          </table:table-cell>
          <table:table-cell table:style-name="ce2" table:formula="of:=COM.MICROSOFT.CHISQ.TEST([.J32:.K33];[.N32:.O33])" office:value-type="float" office:value="0.0862611521633627" calcext:value-type="float">
            <text:p>0.0862611521633627</text:p>
          </table:table-cell>
          <table:table-cell table:style-name="ce2" table:formula="of:=COM.MICROSOFT.CHISQ.TEST([.J52:.K53];[.N52:.O53])" office:value-type="float" office:value="0.0862611521633627" calcext:value-type="float">
            <text:p>0.0862611521633627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L32]-[.J32]" office:value-type="float" office:value="14642" calcext:value-type="float">
            <text:p>14642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L32]*[.J34]/[.L34]" office:value-type="float" office:value="277" calcext:value-type="float">
            <text:p>277</text:p>
          </table:table-cell>
          <table:table-cell table:formula="of:=[.L32]*[.K34]/[.L34]" office:value-type="float" office:value="14622" calcext:value-type="float">
            <text:p>14622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S32]-[.Q32]" office:value-type="float" office:value="14691" calcext:value-type="float">
            <text:p>14691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S32]*[.Q34]/[.S34]" office:value-type="float" office:value="232.5" calcext:value-type="float">
            <text:p>232.5</text:p>
          </table:table-cell>
          <table:table-cell table:formula="of:=[.S32]*[.R34]/[.S34]" office:value-type="float" office:value="14666.5" calcext:value-type="float">
            <text:p>14666.5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Z32]-[.X32]" office:value-type="float" office:value="14691" calcext:value-type="float">
            <text:p>14691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Z32]*[.X34]/[.Z34]" office:value-type="float" office:value="252.5" calcext:value-type="float">
            <text:p>252.5</text:p>
          </table:table-cell>
          <table:table-cell table:formula="of:=[.Z32]*[.Y34]/[.Z34]" office:value-type="float" office:value="14646.5" calcext:value-type="float">
            <text:p>14646.5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table:formula="of:=ROUND((260+266+259+242+241+275)/6)" office:value-type="float" office:value="257" calcext:value-type="float">
            <text:p>257</text:p>
          </table:table-cell>
          <table:table-cell table:formula="of:=ROUND((271+257+244+266+256+249)/6)"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2/3-1/3</text:p>
          </table:table-cell>
          <table:table-cell table:style-name="ce2" table:formula="of:=COM.MICROSOFT.CHISQ.TEST([.Q32:.R33];[.U32:.V33])" office:value-type="float" office:value="0.0220062086946968" calcext:value-type="float">
            <text:p>0.0220062086946968</text:p>
          </table:table-cell>
          <table:table-cell table:style-name="ce5" table:formula="of:=COM.MICROSOFT.CHISQ.TEST([.Q52:.R53];[.U52:.V53])" office:value-type="float" office:value="0.00140787785360004" calcext:value-type="float">
            <text:p>0.00140787785360004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L33]-[.J33]" office:value-type="float" office:value="14602" calcext:value-type="float">
            <text:p>14602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L33]*[.J34]/[.L34]" office:value-type="float" office:value="277" calcext:value-type="float">
            <text:p>277</text:p>
          </table:table-cell>
          <table:table-cell table:formula="of:=[.L33]*[.K34]/[.L34]" office:value-type="float" office:value="14622" calcext:value-type="float">
            <text:p>14622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S33]-[.Q33]" office:value-type="float" office:value="14642" calcext:value-type="float">
            <text:p>14642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S33]*[.Q34]/[.S34]" office:value-type="float" office:value="232.5" calcext:value-type="float">
            <text:p>232.5</text:p>
          </table:table-cell>
          <table:table-cell table:formula="of:=[.S33]*[.R34]/[.S34]" office:value-type="float" office:value="14666.5" calcext:value-type="float">
            <text:p>14666.5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Z33]-[.X33]" office:value-type="float" office:value="14602" calcext:value-type="float">
            <text:p>14602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Z33]*[.X34]/[.Z34]" office:value-type="float" office:value="252.5" calcext:value-type="float">
            <text:p>252.5</text:p>
          </table:table-cell>
          <table:table-cell table:formula="of:=[.Z33]*[.Y34]/[.Z34]" office:value-type="float" office:value="14646.5" calcext:value-type="float">
            <text:p>14646.5</text:p>
          </table:table-cell>
        </table:table-row>
        <table:table-row table:style-name="ro1">
          <table:table-cell office:value-type="string" calcext:value-type="string">
            <text:p>1/3</text:p>
          </table:table-cell>
          <table:table-cell table:formula="of:=ROUND((228+200+223+187+217+192)/6)" office:value-type="float" office:value="208" calcext:value-type="float">
            <text:p>208</text:p>
          </table:table-cell>
          <table:table-cell table:formula="of:=ROUND((181+197+208+183+176+194)/6)" office:value-type="float" office:value="190" calcext:value-type="float">
            <text:p>190</text:p>
          </table:table-cell>
          <table:table-cell table:number-columns-repeated="2"/>
          <table:table-cell office:value-type="string" calcext:value-type="string">
            <text:p>1/3-all</text:p>
          </table:table-cell>
          <table:table-cell table:formula="of:=COM.MICROSOFT.CHISQ.TEST([.X32:.Y33];[.AB32:.AC33])" office:value-type="float" office:value="0.0000648472201336344" calcext:value-type="float">
            <text:p>6.48472201336344E-05</text:p>
          </table:table-cell>
          <table:table-cell table:formula="of:=COM.MICROSOFT.CHISQ.TEST([.X52:.Y53];[.AB52:.AC53])" office:value-type="float" office:value="0.00000101479960470032" calcext:value-type="float">
            <text:p>1.01479960470032E-06</text:p>
          </table:table-cell>
          <table:table-cell/>
          <table:table-cell table:formula="of:=[.J32]+[.J33]" office:value-type="float" office:value="554" calcext:value-type="float">
            <text:p>554</text:p>
          </table:table-cell>
          <table:table-cell table:formula="of:=[.K32]+[.K33]" office:value-type="float" office:value="29244" calcext:value-type="float">
            <text:p>29244</text:p>
          </table:table-cell>
          <table:table-cell table:formula="of:=[.J34]+[.K34]" office:value-type="float" office:value="29798" calcext:value-type="float">
            <text:p>29798</text:p>
          </table:table-cell>
          <table:table-cell table:number-columns-repeated="4"/>
          <table:table-cell table:formula="of:=[.Q32]+[.Q33]" office:value-type="float" office:value="465" calcext:value-type="float">
            <text:p>465</text:p>
          </table:table-cell>
          <table:table-cell table:formula="of:=[.R32]+[.R33]" office:value-type="float" office:value="29333" calcext:value-type="float">
            <text:p>29333</text:p>
          </table:table-cell>
          <table:table-cell table:formula="of:=[.Q34]+[.R34]" office:value-type="float" office:value="29798" calcext:value-type="float">
            <text:p>29798</text:p>
          </table:table-cell>
          <table:table-cell table:number-columns-repeated="4"/>
          <table:table-cell table:formula="of:=[.X32]+[.X33]" office:value-type="float" office:value="505" calcext:value-type="float">
            <text:p>505</text:p>
          </table:table-cell>
          <table:table-cell table:formula="of:=[.Y32]+[.Y33]" office:value-type="float" office:value="29293" calcext:value-type="float">
            <text:p>29293</text:p>
          </table:table-cell>
          <table:table-cell table:formula="of:=[.X34]+[.Y34]" office:value-type="float" office:value="29798" calcext:value-type="float">
            <text:p>29798</text:p>
          </table:table-cell>
          <table:table-cell table:number-columns-repeated="3"/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SUPPA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Chi-square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coverag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687" calcext:value-type="float">
            <text:p>687</text:p>
          </table:table-cell>
          <table:table-cell table:number-columns-repeated="2"/>
          <table:table-cell office:value-type="string" calcext:value-type="string">
            <text:p>all-2/3</text:p>
          </table:table-cell>
          <table:table-cell table:style-name="ce2" table:formula="of:=COM.MICROSOFT.CHISQ.TEST([.J37:.K38];[.N37:.O38])" office:value-type="float" office:value="0.0464005569616482" calcext:value-type="float">
            <text:p>0.0464005569616482</text:p>
          </table:table-cell>
          <table:table-cell table:style-name="ce5" table:formula="of:=COM.MICROSOFT.CHISQ.TEST([.J57:.K58];[.N57:.O58])" office:value-type="float" office:value="0.00349516877329377" calcext:value-type="float">
            <text:p>0.00349516877329377</text:p>
          </table:table-cell>
          <table:table-cell/>
          <table:table-cell office:value-type="float" office:value="761" calcext:value-type="float">
            <text:p>761</text:p>
          </table:table-cell>
          <table:table-cell table:formula="of:=[.L37]-[.J37]" office:value-type="float" office:value="14745" calcext:value-type="float">
            <text:p>14745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L37]*[.J39]/[.L39]" office:value-type="float" office:value="724" calcext:value-type="float">
            <text:p>724</text:p>
          </table:table-cell>
          <table:table-cell table:formula="of:=[.L37]*[.K39]/[.L39]" office:value-type="float" office:value="14782" calcext:value-type="float">
            <text:p>14782</text:p>
          </table:table-cell>
          <table:table-cell/>
          <table:table-cell office:value-type="float" office:value="964" calcext:value-type="float">
            <text:p>964</text:p>
          </table:table-cell>
          <table:table-cell table:formula="of:=[.S37]-[.Q37]" office:value-type="float" office:value="14542" calcext:value-type="float">
            <text:p>14542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S37]*[.Q39]/[.S39]" office:value-type="float" office:value="862.5" calcext:value-type="float">
            <text:p>862.5</text:p>
          </table:table-cell>
          <table:table-cell table:formula="of:=[.S37]*[.R39]/[.S39]" office:value-type="float" office:value="14643.5" calcext:value-type="float">
            <text:p>14643.5</text:p>
          </table:table-cell>
          <table:table-cell/>
          <table:table-cell office:value-type="float" office:value="964" calcext:value-type="float">
            <text:p>964</text:p>
          </table:table-cell>
          <table:table-cell table:formula="of:=[.Z37]-[.X37]" office:value-type="float" office:value="14542" calcext:value-type="float">
            <text:p>14542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Z37]*[.X39]/[.Z39]" office:value-type="float" office:value="825.5" calcext:value-type="float">
            <text:p>825.5</text:p>
          </table:table-cell>
          <table:table-cell table:formula="of:=[.Z37]*[.Y39]/[.Z39]" office:value-type="float" office:value="14680.5" calcext:value-type="float">
            <text:p>14680.5</text:p>
          </table:table-cell>
        </table:table-row>
        <table:table-row table:style-name="ro1">
          <table:table-cell office:value-type="string" calcext:value-type="string">
            <text:p>2/3</text:p>
          </table:table-cell>
          <table:table-cell table:formula="of:=ROUND((805+774+734+735+790+729)/6)" office:value-type="float" office:value="761" calcext:value-type="float">
            <text:p>761</text:p>
          </table:table-cell>
          <table:table-cell table:formula="of:=ROUND((557+590+587+601+584+590)/6)" office:value-type="float" office:value="585" calcext:value-type="float">
            <text:p>585</text:p>
          </table:table-cell>
          <table:table-cell table:number-columns-repeated="2"/>
          <table:table-cell office:value-type="string" calcext:value-type="string">
            <text:p>2/3-1/3</text:p>
          </table:table-cell>
          <table:table-cell table:formula="of:=COM.MICROSOFT.CHISQ.TEST([.Q37:.R38];[.U37:.V38])" office:value-type="float" office:value="0.00000049163815969134" calcext:value-type="float">
            <text:p>4.91638159691337E-07</text:p>
          </table:table-cell>
          <table:table-cell table:style-name="ce5" table:formula="of:=COM.MICROSOFT.CHISQ.TEST([.Q57:.R58];[.U57:.V58])" office:value-type="float" office:value="0.00000003123959045129" calcext:value-type="float">
            <text:p>3.12395904512928E-08</text:p>
          </table:table-cell>
          <table:table-cell/>
          <table:table-cell office:value-type="float" office:value="687" calcext:value-type="float">
            <text:p>687</text:p>
          </table:table-cell>
          <table:table-cell table:formula="of:=[.L38]-[.J38]" office:value-type="float" office:value="14819" calcext:value-type="float">
            <text:p>14819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L38]*[.J39]/[.L39]" office:value-type="float" office:value="724" calcext:value-type="float">
            <text:p>724</text:p>
          </table:table-cell>
          <table:table-cell table:formula="of:=[.L38]*[.K39]/[.L39]" office:value-type="float" office:value="14782" calcext:value-type="float">
            <text:p>14782</text:p>
          </table:table-cell>
          <table:table-cell/>
          <table:table-cell office:value-type="float" office:value="761" calcext:value-type="float">
            <text:p>761</text:p>
          </table:table-cell>
          <table:table-cell table:formula="of:=[.S38]-[.Q38]" office:value-type="float" office:value="14745" calcext:value-type="float">
            <text:p>14745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S38]*[.Q39]/[.S39]" office:value-type="float" office:value="862.5" calcext:value-type="float">
            <text:p>862.5</text:p>
          </table:table-cell>
          <table:table-cell table:formula="of:=[.S38]*[.R39]/[.S39]" office:value-type="float" office:value="14643.5" calcext:value-type="float">
            <text:p>14643.5</text:p>
          </table:table-cell>
          <table:table-cell/>
          <table:table-cell office:value-type="float" office:value="687" calcext:value-type="float">
            <text:p>687</text:p>
          </table:table-cell>
          <table:table-cell table:formula="of:=[.Z38]-[.X38]" office:value-type="float" office:value="14819" calcext:value-type="float">
            <text:p>14819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Z38]*[.X39]/[.Z39]" office:value-type="float" office:value="825.5" calcext:value-type="float">
            <text:p>825.5</text:p>
          </table:table-cell>
          <table:table-cell table:formula="of:=[.Z38]*[.Y39]/[.Z39]" office:value-type="float" office:value="14680.5" calcext:value-type="float">
            <text:p>14680.5</text:p>
          </table:table-cell>
        </table:table-row>
        <table:table-row table:style-name="ro1">
          <table:table-cell office:value-type="string" calcext:value-type="string">
            <text:p>1/3</text:p>
          </table:table-cell>
          <table:table-cell table:formula="of:=ROUND((990+986+928+918+998+965)/6)" office:value-type="float" office:value="964" calcext:value-type="float">
            <text:p>964</text:p>
          </table:table-cell>
          <table:table-cell table:formula="of:=ROUND((414+418+409+426+399+409)/6)" office:value-type="float" office:value="413" calcext:value-type="float">
            <text:p>413</text:p>
          </table:table-cell>
          <table:table-cell table:number-columns-repeated="2"/>
          <table:table-cell office:value-type="string" calcext:value-type="string">
            <text:p>1/3-all</text:p>
          </table:table-cell>
          <table:table-cell table:formula="of:=COM.MICROSOFT.CHISQ.TEST([.X37:.Y38];[.AB37:.AC38])" office:value-type="float" office:value="0.00000000000244788419" calcext:value-type="float">
            <text:p>2.44788418698783E-12</text:p>
          </table:table-cell>
          <table:table-cell table:formula="of:=COM.MICROSOFT.CHISQ.TEST([.X57:.Y58];[.AB57:.AC58])" office:value-type="float" office:value="4.03269828255396E-017" calcext:value-type="float">
            <text:p>4.03269828255396E-17</text:p>
          </table:table-cell>
          <table:table-cell/>
          <table:table-cell table:formula="of:=[.J37]+[.J38]" office:value-type="float" office:value="1448" calcext:value-type="float">
            <text:p>1448</text:p>
          </table:table-cell>
          <table:table-cell table:formula="of:=[.K37]+[.K38]" office:value-type="float" office:value="29564" calcext:value-type="float">
            <text:p>29564</text:p>
          </table:table-cell>
          <table:table-cell table:formula="of:=[.J39]+[.K39]" office:value-type="float" office:value="31012" calcext:value-type="float">
            <text:p>31012</text:p>
          </table:table-cell>
          <table:table-cell table:number-columns-repeated="4"/>
          <table:table-cell table:formula="of:=[.Q37]+[.Q38]" office:value-type="float" office:value="1725" calcext:value-type="float">
            <text:p>1725</text:p>
          </table:table-cell>
          <table:table-cell table:formula="of:=[.R37]+[.R38]" office:value-type="float" office:value="29287" calcext:value-type="float">
            <text:p>29287</text:p>
          </table:table-cell>
          <table:table-cell table:formula="of:=[.Q39]+[.R39]" office:value-type="float" office:value="31012" calcext:value-type="float">
            <text:p>31012</text:p>
          </table:table-cell>
          <table:table-cell table:number-columns-repeated="4"/>
          <table:table-cell table:formula="of:=[.X37]+[.X38]" office:value-type="float" office:value="1651" calcext:value-type="float">
            <text:p>1651</text:p>
          </table:table-cell>
          <table:table-cell table:formula="of:=[.Y37]+[.Y38]" office:value-type="float" office:value="29361" calcext:value-type="float">
            <text:p>29361</text:p>
          </table:table-cell>
          <table:table-cell table:formula="of:=[.X39]+[.Y39]" office:value-type="float" office:value="31012" calcext:value-type="float">
            <text:p>31012</text:p>
          </table:table-cell>
          <table:table-cell table:number-columns-repeated="3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9"/>
          <table:table-cell office:value-type="float" office:value="4108" calcext:value-type="float">
            <text:p>4108</text:p>
          </table:table-cell>
          <table:table-cell table:formula="of:=[.L42]-[.J42]" office:value-type="float" office:value="202482" calcext:value-type="float">
            <text:p>202482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L42]*[.J44]/[.L44]" office:value-type="float" office:value="5151" calcext:value-type="float">
            <text:p>5151</text:p>
          </table:table-cell>
          <table:table-cell table:formula="of:=[.L42]*[.K44]/[.L44]" office:value-type="float" office:value="201439" calcext:value-type="float">
            <text:p>201439</text:p>
          </table:table-cell>
          <table:table-cell/>
          <table:table-cell office:value-type="float" office:value="2474" calcext:value-type="float">
            <text:p>2474</text:p>
          </table:table-cell>
          <table:table-cell table:formula="of:=[.S42]-[.Q42]" office:value-type="float" office:value="204116" calcext:value-type="float">
            <text:p>204116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S42]*[.Q44]/[.S44]" office:value-type="float" office:value="3328.5" calcext:value-type="float">
            <text:p>3328.5</text:p>
          </table:table-cell>
          <table:table-cell table:formula="of:=[.S42]*[.R44]/[.S44]" office:value-type="float" office:value="203261.5" calcext:value-type="float">
            <text:p>203261.5</text:p>
          </table:table-cell>
          <table:table-cell/>
          <table:table-cell office:value-type="float" office:value="2474" calcext:value-type="float">
            <text:p>2474</text:p>
          </table:table-cell>
          <table:table-cell table:formula="of:=[.Z42]-[.X42]" office:value-type="float" office:value="204116" calcext:value-type="float">
            <text:p>204116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Z42]*[.X44]/[.Z44]" office:value-type="float" office:value="4334" calcext:value-type="float">
            <text:p>4334</text:p>
          </table:table-cell>
          <table:table-cell table:formula="of:=[.Z42]*[.Y44]/[.Z44]" office:value-type="float" office:value="202256" calcext:value-type="float">
            <text:p>202256</text:p>
          </table:table-cell>
        </table:table-row>
        <table:table-row table:style-name="ro1">
          <table:table-cell table:number-columns-repeated="9"/>
          <table:table-cell office:value-type="float" office:value="6194" calcext:value-type="float">
            <text:p>6194</text:p>
          </table:table-cell>
          <table:table-cell table:formula="of:=[.L43]-[.J43]" office:value-type="float" office:value="200396" calcext:value-type="float">
            <text:p>200396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L43]*[.J44]/[.L44]" office:value-type="float" office:value="5151" calcext:value-type="float">
            <text:p>5151</text:p>
          </table:table-cell>
          <table:table-cell table:formula="of:=[.L43]*[.K44]/[.L44]" office:value-type="float" office:value="201439" calcext:value-type="float">
            <text:p>201439</text:p>
          </table:table-cell>
          <table:table-cell/>
          <table:table-cell office:value-type="float" office:value="4183" calcext:value-type="float">
            <text:p>4183</text:p>
          </table:table-cell>
          <table:table-cell table:formula="of:=[.S43]-[.Q43]" office:value-type="float" office:value="202407" calcext:value-type="float">
            <text:p>202407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S43]*[.Q44]/[.S44]" office:value-type="float" office:value="3328.5" calcext:value-type="float">
            <text:p>3328.5</text:p>
          </table:table-cell>
          <table:table-cell table:formula="of:=[.S43]*[.R44]/[.S44]" office:value-type="float" office:value="203261.5" calcext:value-type="float">
            <text:p>203261.5</text:p>
          </table:table-cell>
          <table:table-cell/>
          <table:table-cell office:value-type="float" office:value="6194" calcext:value-type="float">
            <text:p>6194</text:p>
          </table:table-cell>
          <table:table-cell table:formula="of:=[.Z43]-[.X43]" office:value-type="float" office:value="200396" calcext:value-type="float">
            <text:p>200396</text:p>
          </table:table-cell>
          <table:table-cell office:value-type="float" office:value="206590" calcext:value-type="float">
            <text:p>206590</text:p>
          </table:table-cell>
          <table:table-cell/>
          <table:table-cell table:formula="of:=[.Z43]*[.X44]/[.Z44]" office:value-type="float" office:value="4334" calcext:value-type="float">
            <text:p>4334</text:p>
          </table:table-cell>
          <table:table-cell table:formula="of:=[.Z43]*[.Y44]/[.Z44]" office:value-type="float" office:value="202256" calcext:value-type="float">
            <text:p>202256</text:p>
          </table:table-cell>
        </table:table-row>
        <table:table-row table:style-name="ro1">
          <table:table-cell table:number-columns-repeated="9"/>
          <table:table-cell table:formula="of:=[.J42]+[.J43]" office:value-type="float" office:value="10302" calcext:value-type="float">
            <text:p>10302</text:p>
          </table:table-cell>
          <table:table-cell table:formula="of:=[.K42]+[.K43]" office:value-type="float" office:value="402878" calcext:value-type="float">
            <text:p>402878</text:p>
          </table:table-cell>
          <table:table-cell table:formula="of:=[.J44]+[.K44]" office:value-type="float" office:value="413180" calcext:value-type="float">
            <text:p>413180</text:p>
          </table:table-cell>
          <table:table-cell table:number-columns-repeated="4"/>
          <table:table-cell table:formula="of:=[.Q42]+[.Q43]" office:value-type="float" office:value="6657" calcext:value-type="float">
            <text:p>6657</text:p>
          </table:table-cell>
          <table:table-cell table:formula="of:=[.R42]+[.R43]" office:value-type="float" office:value="406523" calcext:value-type="float">
            <text:p>406523</text:p>
          </table:table-cell>
          <table:table-cell table:formula="of:=[.Q44]+[.R44]" office:value-type="float" office:value="413180" calcext:value-type="float">
            <text:p>413180</text:p>
          </table:table-cell>
          <table:table-cell table:number-columns-repeated="4"/>
          <table:table-cell table:formula="of:=[.X42]+[.X43]" office:value-type="float" office:value="8668" calcext:value-type="float">
            <text:p>8668</text:p>
          </table:table-cell>
          <table:table-cell table:formula="of:=[.Y42]+[.Y43]" office:value-type="float" office:value="404512" calcext:value-type="float">
            <text:p>404512</text:p>
          </table:table-cell>
          <table:table-cell table:formula="of:=[.X44]+[.Y44]" office:value-type="float" office:value="413180" calcext:value-type="float">
            <text:p>413180</text:p>
          </table:table-cell>
          <table:table-cell table:number-columns-repeated="3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9"/>
          <table:table-cell office:value-type="float" office:value="1099" calcext:value-type="float">
            <text:p>1099</text:p>
          </table:table-cell>
          <table:table-cell table:formula="of:=[.L47]-[.J47]" office:value-type="float" office:value="142322" calcext:value-type="float">
            <text:p>142322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L47]*[.J49]/[.L49]" office:value-type="float" office:value="1378" calcext:value-type="float">
            <text:p>1378</text:p>
          </table:table-cell>
          <table:table-cell table:formula="of:=[.L47]*[.K49]/[.L49]" office:value-type="float" office:value="142043" calcext:value-type="float">
            <text:p>142043</text:p>
          </table:table-cell>
          <table:table-cell/>
          <table:table-cell office:value-type="float" office:value="713" calcext:value-type="float">
            <text:p>713</text:p>
          </table:table-cell>
          <table:table-cell table:formula="of:=[.S47]-[.Q47]" office:value-type="float" office:value="142708" calcext:value-type="float">
            <text:p>142708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S47]*[.Q49]/[.S49]" office:value-type="float" office:value="906" calcext:value-type="float">
            <text:p>906</text:p>
          </table:table-cell>
          <table:table-cell table:formula="of:=[.S47]*[.R49]/[.S49]" office:value-type="float" office:value="142515" calcext:value-type="float">
            <text:p>142515</text:p>
          </table:table-cell>
          <table:table-cell/>
          <table:table-cell office:value-type="float" office:value="713" calcext:value-type="float">
            <text:p>713</text:p>
          </table:table-cell>
          <table:table-cell table:formula="of:=[.Z47]-[.X47]" office:value-type="float" office:value="142708" calcext:value-type="float">
            <text:p>142708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Z47]*[.X49]/[.Z49]" office:value-type="float" office:value="1185" calcext:value-type="float">
            <text:p>1185</text:p>
          </table:table-cell>
          <table:table-cell table:formula="of:=[.Z47]*[.Y49]/[.Z49]" office:value-type="float" office:value="142236" calcext:value-type="float">
            <text:p>142236</text:p>
          </table:table-cell>
        </table:table-row>
        <table:table-row table:style-name="ro1">
          <table:table-cell table:number-columns-repeated="9"/>
          <table:table-cell office:value-type="float" office:value="1657" calcext:value-type="float">
            <text:p>1657</text:p>
          </table:table-cell>
          <table:table-cell table:formula="of:=[.L48]-[.J48]" office:value-type="float" office:value="141764" calcext:value-type="float">
            <text:p>141764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L48]*[.J49]/[.L49]" office:value-type="float" office:value="1378" calcext:value-type="float">
            <text:p>1378</text:p>
          </table:table-cell>
          <table:table-cell table:formula="of:=[.L48]*[.K49]/[.L49]" office:value-type="float" office:value="142043" calcext:value-type="float">
            <text:p>142043</text:p>
          </table:table-cell>
          <table:table-cell/>
          <table:table-cell office:value-type="float" office:value="1099" calcext:value-type="float">
            <text:p>1099</text:p>
          </table:table-cell>
          <table:table-cell table:formula="of:=[.S48]-[.Q48]" office:value-type="float" office:value="142322" calcext:value-type="float">
            <text:p>142322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S48]*[.Q49]/[.S49]" office:value-type="float" office:value="906" calcext:value-type="float">
            <text:p>906</text:p>
          </table:table-cell>
          <table:table-cell table:formula="of:=[.S48]*[.R49]/[.S49]" office:value-type="float" office:value="142515" calcext:value-type="float">
            <text:p>142515</text:p>
          </table:table-cell>
          <table:table-cell/>
          <table:table-cell office:value-type="float" office:value="1657" calcext:value-type="float">
            <text:p>1657</text:p>
          </table:table-cell>
          <table:table-cell table:formula="of:=[.Z48]-[.X48]" office:value-type="float" office:value="141764" calcext:value-type="float">
            <text:p>141764</text:p>
          </table:table-cell>
          <table:table-cell office:value-type="float" office:value="143421" calcext:value-type="float">
            <text:p>143421</text:p>
          </table:table-cell>
          <table:table-cell/>
          <table:table-cell table:formula="of:=[.Z48]*[.X49]/[.Z49]" office:value-type="float" office:value="1185" calcext:value-type="float">
            <text:p>1185</text:p>
          </table:table-cell>
          <table:table-cell table:formula="of:=[.Z48]*[.Y49]/[.Z49]" office:value-type="float" office:value="142236" calcext:value-type="float">
            <text:p>142236</text:p>
          </table:table-cell>
        </table:table-row>
        <table:table-row table:style-name="ro1">
          <table:table-cell table:number-columns-repeated="9"/>
          <table:table-cell table:formula="of:=[.J47]+[.J48]" office:value-type="float" office:value="2756" calcext:value-type="float">
            <text:p>2756</text:p>
          </table:table-cell>
          <table:table-cell table:formula="of:=[.K47]+[.K48]" office:value-type="float" office:value="284086" calcext:value-type="float">
            <text:p>284086</text:p>
          </table:table-cell>
          <table:table-cell table:formula="of:=[.J49]+[.K49]" office:value-type="float" office:value="286842" calcext:value-type="float">
            <text:p>286842</text:p>
          </table:table-cell>
          <table:table-cell table:number-columns-repeated="4"/>
          <table:table-cell table:formula="of:=[.Q47]+[.Q48]" office:value-type="float" office:value="1812" calcext:value-type="float">
            <text:p>1812</text:p>
          </table:table-cell>
          <table:table-cell table:formula="of:=[.R47]+[.R48]" office:value-type="float" office:value="285030" calcext:value-type="float">
            <text:p>285030</text:p>
          </table:table-cell>
          <table:table-cell table:formula="of:=[.Q49]+[.R49]" office:value-type="float" office:value="286842" calcext:value-type="float">
            <text:p>286842</text:p>
          </table:table-cell>
          <table:table-cell table:number-columns-repeated="4"/>
          <table:table-cell table:formula="of:=[.X47]+[.X48]" office:value-type="float" office:value="2370" calcext:value-type="float">
            <text:p>2370</text:p>
          </table:table-cell>
          <table:table-cell table:formula="of:=[.Y47]+[.Y48]" office:value-type="float" office:value="284472" calcext:value-type="float">
            <text:p>284472</text:p>
          </table:table-cell>
          <table:table-cell table:formula="of:=[.X49]+[.Y49]" office:value-type="float" office:value="286842" calcext:value-type="float">
            <text:p>286842</text:p>
          </table:table-cell>
          <table:table-cell table:number-columns-repeated="3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9"/>
          <table:table-cell office:value-type="float" office:value="257" calcext:value-type="float">
            <text:p>257</text:p>
          </table:table-cell>
          <table:table-cell table:formula="of:=[.L52]-[.J52]" office:value-type="float" office:value="14642" calcext:value-type="float">
            <text:p>14642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L52]*[.J54]/[.L54]" office:value-type="float" office:value="277" calcext:value-type="float">
            <text:p>277</text:p>
          </table:table-cell>
          <table:table-cell table:formula="of:=[.L52]*[.K54]/[.L54]" office:value-type="float" office:value="14622" calcext:value-type="float">
            <text:p>14622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S52]-[.Q52]" office:value-type="float" office:value="14709" calcext:value-type="float">
            <text:p>14709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S52]*[.Q54]/[.S54]" office:value-type="float" office:value="223.5" calcext:value-type="float">
            <text:p>223.5</text:p>
          </table:table-cell>
          <table:table-cell table:formula="of:=[.S52]*[.R54]/[.S54]" office:value-type="float" office:value="14675.5" calcext:value-type="float">
            <text:p>14675.5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Z52]-[.X52]" office:value-type="float" office:value="14709" calcext:value-type="float">
            <text:p>14709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Z52]*[.X54]/[.Z54]" office:value-type="float" office:value="243.5" calcext:value-type="float">
            <text:p>243.5</text:p>
          </table:table-cell>
          <table:table-cell table:formula="of:=[.Z52]*[.Y54]/[.Z54]" office:value-type="float" office:value="14655.5" calcext:value-type="float">
            <text:p>14655.5</text:p>
          </table:table-cell>
        </table:table-row>
        <table:table-row table:style-name="ro1">
          <table:table-cell table:number-columns-repeated="9"/>
          <table:table-cell office:value-type="float" office:value="297" calcext:value-type="float">
            <text:p>297</text:p>
          </table:table-cell>
          <table:table-cell table:formula="of:=[.L53]-[.J53]" office:value-type="float" office:value="14602" calcext:value-type="float">
            <text:p>14602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L53]*[.J54]/[.L54]" office:value-type="float" office:value="277" calcext:value-type="float">
            <text:p>277</text:p>
          </table:table-cell>
          <table:table-cell table:formula="of:=[.L53]*[.K54]/[.L54]" office:value-type="float" office:value="14622" calcext:value-type="float">
            <text:p>14622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S53]-[.Q53]" office:value-type="float" office:value="14642" calcext:value-type="float">
            <text:p>14642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S53]*[.Q54]/[.S54]" office:value-type="float" office:value="223.5" calcext:value-type="float">
            <text:p>223.5</text:p>
          </table:table-cell>
          <table:table-cell table:formula="of:=[.S53]*[.R54]/[.S54]" office:value-type="float" office:value="14675.5" calcext:value-type="float">
            <text:p>14675.5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Z53]-[.X53]" office:value-type="float" office:value="14602" calcext:value-type="float">
            <text:p>14602</text:p>
          </table:table-cell>
          <table:table-cell office:value-type="float" office:value="14899" calcext:value-type="float">
            <text:p>14899</text:p>
          </table:table-cell>
          <table:table-cell/>
          <table:table-cell table:formula="of:=[.Z53]*[.X54]/[.Z54]" office:value-type="float" office:value="243.5" calcext:value-type="float">
            <text:p>243.5</text:p>
          </table:table-cell>
          <table:table-cell table:formula="of:=[.Z53]*[.Y54]/[.Z54]" office:value-type="float" office:value="14655.5" calcext:value-type="float">
            <text:p>14655.5</text:p>
          </table:table-cell>
        </table:table-row>
        <table:table-row table:style-name="ro1">
          <table:table-cell table:number-columns-repeated="9"/>
          <table:table-cell table:formula="of:=[.J52]+[.J53]" office:value-type="float" office:value="554" calcext:value-type="float">
            <text:p>554</text:p>
          </table:table-cell>
          <table:table-cell table:formula="of:=[.K52]+[.K53]" office:value-type="float" office:value="29244" calcext:value-type="float">
            <text:p>29244</text:p>
          </table:table-cell>
          <table:table-cell table:formula="of:=[.J54]+[.K54]" office:value-type="float" office:value="29798" calcext:value-type="float">
            <text:p>29798</text:p>
          </table:table-cell>
          <table:table-cell table:number-columns-repeated="4"/>
          <table:table-cell table:formula="of:=[.Q52]+[.Q53]" office:value-type="float" office:value="447" calcext:value-type="float">
            <text:p>447</text:p>
          </table:table-cell>
          <table:table-cell table:formula="of:=[.R52]+[.R53]" office:value-type="float" office:value="29351" calcext:value-type="float">
            <text:p>29351</text:p>
          </table:table-cell>
          <table:table-cell table:formula="of:=[.Q54]+[.R54]" office:value-type="float" office:value="29798" calcext:value-type="float">
            <text:p>29798</text:p>
          </table:table-cell>
          <table:table-cell table:number-columns-repeated="4"/>
          <table:table-cell table:formula="of:=[.X52]+[.X53]" office:value-type="float" office:value="487" calcext:value-type="float">
            <text:p>487</text:p>
          </table:table-cell>
          <table:table-cell table:formula="of:=[.Y52]+[.Y53]" office:value-type="float" office:value="29311" calcext:value-type="float">
            <text:p>29311</text:p>
          </table:table-cell>
          <table:table-cell table:formula="of:=[.X54]+[.Y54]" office:value-type="float" office:value="29798" calcext:value-type="float">
            <text:p>29798</text:p>
          </table:table-cell>
          <table:table-cell table:number-columns-repeated="3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9"/>
          <table:table-cell office:value-type="float" office:value="585" calcext:value-type="float">
            <text:p>585</text:p>
          </table:table-cell>
          <table:table-cell table:formula="of:=[.L57]-[.J57]" office:value-type="float" office:value="14921" calcext:value-type="float">
            <text:p>14921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L57]*[.J59]/[.L59]" office:value-type="float" office:value="636" calcext:value-type="float">
            <text:p>636</text:p>
          </table:table-cell>
          <table:table-cell table:formula="of:=[.L57]*[.K59]/[.L59]" office:value-type="float" office:value="14870" calcext:value-type="float">
            <text:p>14870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[.S57]-[.Q57]" office:value-type="float" office:value="15093" calcext:value-type="float">
            <text:p>15093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S57]*[.Q59]/[.S59]" office:value-type="float" office:value="499" calcext:value-type="float">
            <text:p>499</text:p>
          </table:table-cell>
          <table:table-cell table:formula="of:=[.S57]*[.R59]/[.S59]" office:value-type="float" office:value="15007" calcext:value-type="float">
            <text:p>15007</text:p>
          </table:table-cell>
          <table:table-cell/>
          <table:table-cell office:value-type="float" office:value="413" calcext:value-type="float">
            <text:p>413</text:p>
          </table:table-cell>
          <table:table-cell table:formula="of:=[.Z57]-[.X57]" office:value-type="float" office:value="15093" calcext:value-type="float">
            <text:p>15093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Z57]*[.X59]/[.Z59]" office:value-type="float" office:value="550" calcext:value-type="float">
            <text:p>550</text:p>
          </table:table-cell>
          <table:table-cell table:formula="of:=[.Z57]*[.Y59]/[.Z59]" office:value-type="float" office:value="14956" calcext:value-type="float">
            <text:p>14956</text:p>
          </table:table-cell>
        </table:table-row>
        <table:table-row table:style-name="ro1">
          <table:table-cell table:number-columns-repeated="9"/>
          <table:table-cell office:value-type="float" office:value="687" calcext:value-type="float">
            <text:p>687</text:p>
          </table:table-cell>
          <table:table-cell table:formula="of:=[.L58]-[.J58]" office:value-type="float" office:value="14819" calcext:value-type="float">
            <text:p>14819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L58]*[.J59]/[.L59]" office:value-type="float" office:value="636" calcext:value-type="float">
            <text:p>636</text:p>
          </table:table-cell>
          <table:table-cell table:formula="of:=[.L58]*[.K59]/[.L59]" office:value-type="float" office:value="14870" calcext:value-type="float">
            <text:p>14870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S58]-[.Q58]" office:value-type="float" office:value="14921" calcext:value-type="float">
            <text:p>14921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S58]*[.Q59]/[.S59]" office:value-type="float" office:value="499" calcext:value-type="float">
            <text:p>499</text:p>
          </table:table-cell>
          <table:table-cell table:formula="of:=[.S58]*[.R59]/[.S59]" office:value-type="float" office:value="15007" calcext:value-type="float">
            <text:p>15007</text:p>
          </table:table-cell>
          <table:table-cell/>
          <table:table-cell office:value-type="float" office:value="687" calcext:value-type="float">
            <text:p>687</text:p>
          </table:table-cell>
          <table:table-cell table:formula="of:=[.Z58]-[.X58]" office:value-type="float" office:value="14819" calcext:value-type="float">
            <text:p>14819</text:p>
          </table:table-cell>
          <table:table-cell office:value-type="float" office:value="15506" calcext:value-type="float">
            <text:p>15506</text:p>
          </table:table-cell>
          <table:table-cell/>
          <table:table-cell table:formula="of:=[.Z58]*[.X59]/[.Z59]" office:value-type="float" office:value="550" calcext:value-type="float">
            <text:p>550</text:p>
          </table:table-cell>
          <table:table-cell table:formula="of:=[.Z58]*[.Y59]/[.Z59]" office:value-type="float" office:value="14956" calcext:value-type="float">
            <text:p>14956</text:p>
          </table:table-cell>
        </table:table-row>
        <table:table-row table:style-name="ro1">
          <table:table-cell table:number-columns-repeated="9"/>
          <table:table-cell table:formula="of:=[.J57]+[.J58]" office:value-type="float" office:value="1272" calcext:value-type="float">
            <text:p>1272</text:p>
          </table:table-cell>
          <table:table-cell table:formula="of:=[.K57]+[.K58]" office:value-type="float" office:value="29740" calcext:value-type="float">
            <text:p>29740</text:p>
          </table:table-cell>
          <table:table-cell table:formula="of:=[.J59]+[.K59]" office:value-type="float" office:value="31012" calcext:value-type="float">
            <text:p>31012</text:p>
          </table:table-cell>
          <table:table-cell table:number-columns-repeated="4"/>
          <table:table-cell table:formula="of:=[.Q57]+[.Q58]" office:value-type="float" office:value="998" calcext:value-type="float">
            <text:p>998</text:p>
          </table:table-cell>
          <table:table-cell table:formula="of:=[.R57]+[.R58]" office:value-type="float" office:value="30014" calcext:value-type="float">
            <text:p>30014</text:p>
          </table:table-cell>
          <table:table-cell table:formula="of:=[.Q59]+[.R59]" office:value-type="float" office:value="31012" calcext:value-type="float">
            <text:p>31012</text:p>
          </table:table-cell>
          <table:table-cell table:number-columns-repeated="4"/>
          <table:table-cell table:formula="of:=[.X57]+[.X58]" office:value-type="float" office:value="1100" calcext:value-type="float">
            <text:p>1100</text:p>
          </table:table-cell>
          <table:table-cell table:formula="of:=[.Y57]+[.Y58]" office:value-type="float" office:value="29912" calcext:value-type="float">
            <text:p>29912</text:p>
          </table:table-cell>
          <table:table-cell table:formula="of:=[.X59]+[.Y59]" office:value-type="float" office:value="31012" calcext:value-type="float">
            <text:p>310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4:54:49.637935407</meta:creation-date>
    <dc:date>2023-06-23T19:19:59.438910030</dc:date>
    <meta:editing-duration>P1DT13H47M51S</meta:editing-duration>
    <meta:editing-cycles>24</meta:editing-cycles>
    <meta:generator>LibreOffice/7.3.7.2$Linux_X86_64 LibreOffice_project/30$Build-2</meta:generator>
    <meta:document-statistic meta:table-count="1" meta:cell-count="536" meta:object-count="0"/>
  </office:meta>
</office:document-meta>
</file>